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69mm"/>
    </style:style>
    <style:style style:name="co4" style:family="table-column">
      <style:table-column-properties fo:break-before="auto" style:column-width="82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nées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totale</text:p>
          </table:table-cell>
          <table:table-cell office:value-type="float" office:value="64370000" calcext:value-type="float">
            <text:p>64370000</text:p>
          </table:table-cell>
          <table:table-cell office:value-type="float" office:value="64710000" calcext:value-type="float">
            <text:p>64710000</text:p>
          </table:table-cell>
          <table:table-cell office:value-type="float" office:value="65030000" calcext:value-type="float">
            <text:p>65030000</text:p>
          </table:table-cell>
          <table:table-cell office:value-type="float" office:value="65340000" calcext:value-type="float">
            <text:p>65340000</text:p>
          </table:table-cell>
          <table:table-cell office:value-type="float" office:value="65660000" calcext:value-type="float">
            <text:p>65660000</text:p>
          </table:table-cell>
          <table:table-cell office:value-type="float" office:value="66000000" calcext:value-type="float">
            <text:p>66000000</text:p>
          </table:table-cell>
          <table:table-cell office:value-type="float" office:value="66310000" calcext:value-type="float">
            <text:p>66310000</text:p>
          </table:table-cell>
          <table:table-cell office:value-type="float" office:value="66550000" calcext:value-type="float">
            <text:p>66550000</text:p>
          </table:table-cell>
          <table:table-cell office:value-type="float" office:value="66720000" calcext:value-type="float">
            <text:p>66720000</text:p>
          </table:table-cell>
          <table:table-cell office:value-type="float" office:value="66860000" calcext:value-type="float">
            <text:p>66860000</text:p>
          </table:table-cell>
          <table:table-cell office:value-type="float" office:value="66970000" calcext:value-type="float">
            <text:p>66970000</text:p>
          </table:table-cell>
          <table:table-cell table:formula="of:=SUM([.B2:.L2])/11" office:value-type="float" office:value="65865454.5454546" calcext:value-type="float">
            <text:p>65865454,5454546</text:p>
          </table:table-cell>
          <table:table-cell/>
          <table:table-cell office:value-type="string" calcext:value-type="string">
            <text:p><text:a xlink:href="https://www.insee.fr/fr/statistiques/2381868" xlink:type="simple">https://www.insee.fr/fr/statistiques/2381868</text:a></text:p>
          </table:table-cell>
        </table:table-row>
        <table:table-row table:style-name="ro1">
          <table:table-cell office:value-type="string" calcext:value-type="string">
            <text:p>taux de natalité</text:p>
          </table:table-cell>
          <table:table-cell table:style-name="ce1" table:formula="of:=12.9/1000" office:value-type="float" office:value="0.0129" calcext:value-type="float">
            <text:p>0,0129</text:p>
          </table:table-cell>
          <table:table-cell table:formula="of:=12.8/1000" office:value-type="float" office:value="0.0128" calcext:value-type="float">
            <text:p>0,0128</text:p>
          </table:table-cell>
          <table:table-cell table:formula="of:=12.9/1000" office:value-type="float" office:value="0.0129" calcext:value-type="float">
            <text:p>0,0129</text:p>
          </table:table-cell>
          <table:table-cell table:formula="of:=12.7/1000" office:value-type="float" office:value="0.0127" calcext:value-type="float">
            <text:p>0,0127</text:p>
          </table:table-cell>
          <table:table-cell table:formula="of:=12.6/1000" office:value-type="float" office:value="0.0126" calcext:value-type="float">
            <text:p>0,0126</text:p>
          </table:table-cell>
          <table:table-cell table:formula="of:=12.3/1000" office:value-type="float" office:value="0.0123" calcext:value-type="float">
            <text:p>0,0123</text:p>
          </table:table-cell>
          <table:table-cell table:formula="of:=12.4/1000" office:value-type="float" office:value="0.0124" calcext:value-type="float">
            <text:p>0,0124</text:p>
          </table:table-cell>
          <table:table-cell table:formula="of:=12/1000" office:value-type="float" office:value="0.012" calcext:value-type="float">
            <text:p>0,012</text:p>
          </table:table-cell>
          <table:table-cell table:formula="of:=11.8/1000" office:value-type="float" office:value="0.0118" calcext:value-type="float">
            <text:p>0,0118</text:p>
          </table:table-cell>
          <table:table-cell table:formula="of:=11.5/1000" office:value-type="float" office:value="0.0115" calcext:value-type="float">
            <text:p>0,0115</text:p>
          </table:table-cell>
          <table:table-cell table:formula="of:=11.3/1000" office:value-type="float" office:value="0.0113" calcext:value-type="float">
            <text:p>0,0113</text:p>
          </table:table-cell>
          <table:table-cell table:formula="of:=SUM([.B3:.L3])/11" office:value-type="float" office:value="0.0122909090909091" calcext:value-type="float">
            <text:p>0,0122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x de mortalité</text:p>
          </table:table-cell>
          <table:table-cell table:formula="of:=8.5/1000" office:value-type="float" office:value="0.0085" calcext:value-type="float">
            <text:p>0,0085</text:p>
          </table:table-cell>
          <table:table-cell table:formula="of:=8.5/1000" office:value-type="float" office:value="0.0085" calcext:value-type="float">
            <text:p>0,0085</text:p>
          </table:table-cell>
          <table:table-cell table:formula="of:=8.5/1000" office:value-type="float" office:value="0.0085" calcext:value-type="float">
            <text:p>0,0085</text:p>
          </table:table-cell>
          <table:table-cell table:formula="of:=8.4/1000" office:value-type="float" office:value="0.0084" calcext:value-type="float">
            <text:p>0,0084</text:p>
          </table:table-cell>
          <table:table-cell table:formula="of:=8.7/1000" office:value-type="float" office:value="0.0087" calcext:value-type="float">
            <text:p>0,0087</text:p>
          </table:table-cell>
          <table:table-cell table:formula="of:=8.7/1000" office:value-type="float" office:value="0.0087" calcext:value-type="float">
            <text:p>0,0087</text:p>
          </table:table-cell>
          <table:table-cell table:formula="of:=8.4/1000" office:value-type="float" office:value="0.0084" calcext:value-type="float">
            <text:p>0,0084</text:p>
          </table:table-cell>
          <table:table-cell table:formula="of:=8.9/1000" office:value-type="float" office:value="0.0089" calcext:value-type="float">
            <text:p>0,0089</text:p>
          </table:table-cell>
          <table:table-cell table:formula="of:=8.9/1000" office:value-type="float" office:value="0.0089" calcext:value-type="float">
            <text:p>0,0089</text:p>
          </table:table-cell>
          <table:table-cell table:formula="of:=9.1/1000" office:value-type="float" office:value="0.0091" calcext:value-type="float">
            <text:p>0,0091</text:p>
          </table:table-cell>
          <table:table-cell table:formula="of:=9.1/1000" office:value-type="float" office:value="0.0091" calcext:value-type="float">
            <text:p>0,0091</text:p>
          </table:table-cell>
          <table:table-cell table:formula="of:=SUM([.B4:.L4])/11" office:value-type="float" office:value="0.0087" calcext:value-type="float">
            <text:p>0,0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x de guérison</text:p>
          </table:table-cell>
          <table:table-cell table:formula="of:=5100000/5900000" office:value-type="float" office:value="0.864406779661017" calcext:value-type="float">
            <text:p>0,864406779661017</text:p>
          </table:table-cell>
          <table:table-cell table:number-columns-repeated="11"/>
          <table:table-cell table:formula="of:=1/15" office:value-type="float" office:value="0.0666666666666667" calcext:value-type="float">
            <text:p>0,066666666666667</text:p>
          </table:table-cell>
          <table:table-cell office:value-type="string" calcext:value-type="string">
            <text:p><text:a xlink:href="https://fr.statista.com/" xlink:type="simple">https://fr.statista.com</text:a></text:p>
          </table:table-cell>
        </table:table-row>
        <table:table-row table:style-name="ro1">
          <table:table-cell office:value-type="string" calcext:value-type="string">
            <text:p>taux d’incub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ux de transmission</text:p>
          </table:table-cell>
          <table:table-cell table:number-columns-repeated="12"/>
          <table:table-cell office:value-type="string" calcext:value-type="string">
            <text:p>R0=3,28 début mars</text:p>
          </table:table-cell>
          <table:table-cell table:formula="of:=3.28*[.N5]" office:value-type="float" office:value="0.218666666666667" calcext:value-type="float">
            <text:p>0,21866666666666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formula="of:=1-1/3.28" office:value-type="float" office:value="0.695121951219512" calcext:value-type="float">
            <text:p>0,6951219512195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6:06:39.9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6T21:04:00.629000000</meta:creation-date>
    <dc:date>2021-06-03T16:43:39.608000000</dc:date>
    <meta:editing-duration>PT3H34M2S</meta:editing-duration>
    <meta:editing-cycles>6</meta:editing-cycles>
    <meta:generator>LibreOffice/6.3.2.2$Windows_X86_64 LibreOffice_project/98b30e735bda24bc04ab42594c85f7fd8be07b9c</meta:generator>
    <meta:document-statistic meta:table-count="1" meta:cell-count="62" meta:object-count="0"/>
  </office:meta>
</office:document-meta>
</file>